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9dd2" officeooo:paragraph-rsid="00119dd2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19dd2" officeooo:paragraph-rsid="00119dd2" style:font-weight-asian="normal" style:font-weight-complex="normal"/>
    </style:style>
    <style:style style:name="P3" style:family="paragraph" style:parent-style-name="Standard">
      <style:text-properties fo:font-weight="normal" officeooo:rsid="00119dd2" officeooo:paragraph-rsid="00119dd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Hotkeys</text:p>
      <text:list xml:id="list1098884774" text:style-name="L1">
        <text:list-item>
          <text:p text:style-name="P2">Copy: ctrl+shift+C</text:p>
        </text:list-item>
        <text:list-item>
          <text:p text:style-name="P2">Paste: ctrl+shift+V</text:p>
        </text:list-item>
      </text:list>
      <text:p text:style-name="P3"/>
      <text:list xml:id="list171945268665132" text:continue-numbering="true" text:style-name="L1">
        <text:list-item>
          <text:p text:style-name="P2">Tab completion: Pressing tab will auto complete commands when there is only one.</text:p>
        </text:list-item>
        <text:list-item>
          <text:p text:style-name="P2">Open all files at once: git add . / code .</text:p>
        </text:list-item>
      </text:list>
      <text:p text:style-name="P3"/>
      <text:list xml:id="list171945945134335" text:continue-numbering="true" text:style-name="L1">
        <text:list-item>
          <text:p text:style-name="P2">Opening files in VSCode from command line: code file/directory</text:p>
          <text:list>
            <text:list-item>
              <text:p text:style-name="P2">code project/app.js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7" meta:word-count="47" meta:character-count="262" meta:non-whitespace-character-count="228"/>
  </office:meta>
</office:document-meta>
</file>